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andschrifterkennungs-App by GruWo</text:p>
          </table:table-cell>
          <table:table-cell table:style-name="ce5" table:number-columns-repeated="7"/>
          <table:table-cell table:style-name="Default"/>
          <table:table-cell table:number-columns-repeated="6"/>
          <table:table-cell table:style-name="ce5"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IF([.C5]=&quot;&quot;;&quot; /&quot;;(35-[.C5])/35)" office:value-type="string" office:string-value=" /" calcext:value-type="string">
            <text:p><text:s/>/</text:p>
          </table:table-cell>
          <table:table-cell table:number-columns-repeated="2"/>
          <table:table-cell table:formula="of:=IF([.F5]=&quot;&quot;;&quot; /&quot;;(35-[.F5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IF([.C6]=&quot;&quot;;&quot; /&quot;;(35-[.C6])/35)" office:value-type="string" office:string-value=" /" calcext:value-type="string">
            <text:p><text:s/>/</text:p>
          </table:table-cell>
          <table:table-cell table:number-columns-repeated="2"/>
          <table:table-cell table:formula="of:=IF([.F6]=&quot;&quot;;&quot; /&quot;;(35-[.F6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C7]=&quot;&quot;;&quot; /&quot;;(35-[.C7])/35)" office:value-type="string" office:string-value=" /" calcext:value-type="string">
            <text:p><text:s/>/</text:p>
          </table:table-cell>
          <table:table-cell table:number-columns-repeated="2"/>
          <table:table-cell table:formula="of:=IF([.F7]=&quot;&quot;;&quot; /&quot;;(35-[.F7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8]=&quot;&quot;;&quot; /&quot;;(35-[.C8])/35)" office:value-type="string" office:string-value=" /" calcext:value-type="string">
            <text:p><text:s/>/</text:p>
          </table:table-cell>
          <table:table-cell table:number-columns-repeated="2"/>
          <table:table-cell table:formula="of:=IF([.F8]=&quot;&quot;;&quot; /&quot;;(35-[.F8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9]=&quot;&quot;;&quot; /&quot;;(35-[.C9])/35)" office:value-type="string" office:string-value=" /" calcext:value-type="string">
            <text:p><text:s/>/</text:p>
          </table:table-cell>
          <table:table-cell table:number-columns-repeated="2"/>
          <table:table-cell table:formula="of:=IF([.F9]=&quot;&quot;;&quot; /&quot;;(35-[.F9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10]=&quot;&quot;;&quot; /&quot;;(35-[.C10])/35)" office:value-type="string" office:string-value=" /" calcext:value-type="string">
            <text:p><text:s/>/</text:p>
          </table:table-cell>
          <table:table-cell table:number-columns-repeated="2"/>
          <table:table-cell table:formula="of:=IF([.F10]=&quot;&quot;;&quot; /&quot;;(35-[.F10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11]=&quot;&quot;;&quot; /&quot;;(35-[.C11])/35)" office:value-type="string" office:string-value=" /" calcext:value-type="string">
            <text:p><text:s/>/</text:p>
          </table:table-cell>
          <table:table-cell table:number-columns-repeated="2"/>
          <table:table-cell table:formula="of:=IF([.F11]=&quot;&quot;;&quot; /&quot;;(35-[.F11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12]=&quot;&quot;;&quot; /&quot;;(35-[.C12])/35)" office:value-type="string" office:string-value=" /" calcext:value-type="string">
            <text:p><text:s/>/</text:p>
          </table:table-cell>
          <table:table-cell table:number-columns-repeated="2"/>
          <table:table-cell table:formula="of:=IF([.F12]=&quot;&quot;;&quot; /&quot;;(35-[.F12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13]=&quot;&quot;;&quot; /&quot;;(35-[.C13])/35)" office:value-type="string" office:string-value=" /" calcext:value-type="string">
            <text:p><text:s/>/</text:p>
          </table:table-cell>
          <table:table-cell table:number-columns-repeated="2"/>
          <table:table-cell table:formula="of:=IF([.F13]=&quot;&quot;;&quot; /&quot;;(35-[.F13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14]=&quot;&quot;;&quot; /&quot;;(35-[.C14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style-name="ce3" table:formula="of:=IF([.F14]=&quot;&quot;;&quot; /&quot;;(35-[.F14])/35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5:.B14])" office:value-type="string" office:string-value="" calcext:value-type="error">
            <text:p>#DIV/0!</text:p>
          </table:table-cell>
          <table:table-cell table:style-name="Default" table:formula="of:=AVERAGE([.C5:.C14])" office:value-type="string" office:string-value="" calcext:value-type="error">
            <text:p>#DIV/0!</text:p>
          </table:table-cell>
          <table:table-cell table:formula="of:=AVERAGE([.D5:.D14])" office:value-type="string" office:string-value="" calcext:value-type="error">
            <text:p>#DIV/0!</text:p>
          </table:table-cell>
          <table:table-cell table:style-name="ce10" table:formula="of:=AVERAGE([.E5:.E14])" office:value-type="string" office:string-value="" calcext:value-type="error">
            <text:p>#DIV/0!</text:p>
          </table:table-cell>
          <table:table-cell table:style-name="Default" table:formula="of:=AVERAGE([.F5:.F14])" office:value-type="string" office:string-value="" calcext:value-type="error">
            <text:p>#DIV/0!</text:p>
          </table:table-cell>
          <table:table-cell table:formula="of:=AVERAGE([.G5:.G14])" office:value-type="string" office:string-value="" calcext:value-type="error">
            <text:p>#DIV/0!</text:p>
          </table:table-cell>
          <table:table-cell table:style-name="ce10" table:formula="of:=AVERAGE([.H5:.H1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Standard-Tastatur</text:p>
          </table:table-cell>
          <table:table-cell table:style-name="Default"/>
          <table:table-cell table:style-name="ce5"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1]=&quot;&quot;;&quot; /&quot;;(35-[.C21])/35)" office:value-type="string" office:string-value=" /" calcext:value-type="string">
            <text:p><text:s/>/</text:p>
          </table:table-cell>
          <table:table-cell table:number-columns-repeated="2"/>
          <table:table-cell table:formula="of:=IF([.F21]=&quot;&quot;;&quot; /&quot;;(35-[.F21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IF([.C22]=&quot;&quot;;&quot; /&quot;;(35-[.C22])/35)" office:value-type="string" office:string-value=" /" calcext:value-type="string">
            <text:p><text:s/>/</text:p>
          </table:table-cell>
          <table:table-cell table:number-columns-repeated="2"/>
          <table:table-cell table:formula="of:=IF([.F22]=&quot;&quot;;&quot; /&quot;;(35-[.F22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C23]=&quot;&quot;;&quot; /&quot;;(35-[.C23])/35)" office:value-type="string" office:string-value=" /" calcext:value-type="string">
            <text:p><text:s/>/</text:p>
          </table:table-cell>
          <table:table-cell table:number-columns-repeated="2"/>
          <table:table-cell table:formula="of:=IF([.F23]=&quot;&quot;;&quot; /&quot;;(35-[.F23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24]=&quot;&quot;;&quot; /&quot;;(35-[.C24])/35)" office:value-type="string" office:string-value=" /" calcext:value-type="string">
            <text:p><text:s/>/</text:p>
          </table:table-cell>
          <table:table-cell table:number-columns-repeated="2"/>
          <table:table-cell table:formula="of:=IF([.F24]=&quot;&quot;;&quot; /&quot;;(35-[.F24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25]=&quot;&quot;;&quot; /&quot;;(35-[.C25])/35)" office:value-type="string" office:string-value=" /" calcext:value-type="string">
            <text:p><text:s/>/</text:p>
          </table:table-cell>
          <table:table-cell table:number-columns-repeated="2"/>
          <table:table-cell table:formula="of:=IF([.F25]=&quot;&quot;;&quot; /&quot;;(35-[.F25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26]=&quot;&quot;;&quot; /&quot;;(35-[.C26])/35)" office:value-type="string" office:string-value=" /" calcext:value-type="string">
            <text:p><text:s/>/</text:p>
          </table:table-cell>
          <table:table-cell table:number-columns-repeated="2"/>
          <table:table-cell table:formula="of:=IF([.F26]=&quot;&quot;;&quot; /&quot;;(35-[.F26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27]=&quot;&quot;;&quot; /&quot;;(35-[.C27])/35)" office:value-type="string" office:string-value=" /" calcext:value-type="string">
            <text:p><text:s/>/</text:p>
          </table:table-cell>
          <table:table-cell table:number-columns-repeated="2"/>
          <table:table-cell table:formula="of:=IF([.F27]=&quot;&quot;;&quot; /&quot;;(35-[.F27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28]=&quot;&quot;;&quot; /&quot;;(35-[.C28])/35)" office:value-type="string" office:string-value=" /" calcext:value-type="string">
            <text:p><text:s/>/</text:p>
          </table:table-cell>
          <table:table-cell table:number-columns-repeated="2"/>
          <table:table-cell table:formula="of:=IF([.F28]=&quot;&quot;;&quot; /&quot;;(35-[.F28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29]=&quot;&quot;;&quot; /&quot;;(35-[.C29])/35)" office:value-type="string" office:string-value=" /" calcext:value-type="string">
            <text:p><text:s/>/</text:p>
          </table:table-cell>
          <table:table-cell table:number-columns-repeated="2"/>
          <table:table-cell table:formula="of:=IF([.F29]=&quot;&quot;;&quot; /&quot;;(35-[.F29])/35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30]=&quot;&quot;;&quot; /&quot;;(35-[.C30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style-name="ce3" table:formula="of:=IF([.F30]=&quot;&quot;;&quot; /&quot;;(35-[.F30])/35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21:.B30])" office:value-type="string" office:string-value="" calcext:value-type="error">
            <text:p>#DIV/0!</text:p>
          </table:table-cell>
          <table:table-cell table:style-name="Default" table:formula="of:=AVERAGE([.C21:.C30])" office:value-type="string" office:string-value="" calcext:value-type="error">
            <text:p>#DIV/0!</text:p>
          </table:table-cell>
          <table:table-cell table:formula="of:=AVERAGE([.D21:.D30])" office:value-type="string" office:string-value="" calcext:value-type="error">
            <text:p>#DIV/0!</text:p>
          </table:table-cell>
          <table:table-cell table:style-name="ce10" table:formula="of:=AVERAGE([.E21:.E30])" office:value-type="string" office:string-value="" calcext:value-type="error">
            <text:p>#DIV/0!</text:p>
          </table:table-cell>
          <table:table-cell table:style-name="Default" table:formula="of:=AVERAGE([.F21:.F30])" office:value-type="string" office:string-value="" calcext:value-type="error">
            <text:p>#DIV/0!</text:p>
          </table:table-cell>
          <table:table-cell table:formula="of:=AVERAGE([.G21:.G30])" office:value-type="string" office:string-value="" calcext:value-type="error">
            <text:p>#DIV/0!</text:p>
          </table:table-cell>
          <table:table-cell table:style-name="ce10" table:formula="of:=AVERAGE([.H21:.H30])" office:value-type="string" office:string-value="" calcext:value-type="error">
            <text:p>#DIV/0!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13T19:36:15.059260714</dc:date>
    <meta:editing-duration>PT7M</meta:editing-duration>
    <meta:editing-cycles>2</meta:editing-cycles>
    <meta:generator>LibreOffice/5.1.6.2$Linux_X86_64 LibreOffice_project/10m0$Build-2</meta:generator>
    <meta:document-statistic meta:table-count="1" meta:cell-count="102" meta:object-count="0"/>
  </office:meta>
</office:document-meta>
</file>